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334" officeooo:paragraph-rsid="0000b334"/>
    </style:style>
    <style:style style:name="P2" style:family="paragraph" style:parent-style-name="Standard">
      <style:text-properties fo:language="lt" fo:country="LT" officeooo:rsid="0000b334" officeooo:paragraph-rsid="0000b334"/>
    </style:style>
    <style:style style:name="P3" style:family="paragraph" style:parent-style-name="Standard">
      <style:text-properties fo:language="lt" fo:country="LT" officeooo:rsid="000c3ad5" officeooo:paragraph-rsid="000c3ad5"/>
    </style:style>
    <style:style style:name="P4" style:family="paragraph" style:parent-style-name="Standard">
      <style:paragraph-properties fo:text-align="center" style:justify-single-word="false"/>
      <style:text-properties fo:font-size="18pt" fo:language="lt" fo:country="LT" officeooo:rsid="0000b334" officeooo:paragraph-rsid="0000b334" style:font-size-asian="18pt" style:font-size-complex="18pt"/>
    </style:style>
    <style:style style:name="P5" style:family="paragraph" style:parent-style-name="Standard">
      <style:text-properties fo:font-size="14pt" officeooo:rsid="0000b334" officeooo:paragraph-rsid="0000b334" style:font-size-asian="14pt" style:font-size-complex="14pt"/>
    </style:style>
    <style:style style:name="P6" style:family="paragraph" style:parent-style-name="Standard">
      <style:text-properties fo:font-size="14pt" fo:language="lt" fo:country="LT" officeooo:rsid="00314e24" officeooo:paragraph-rsid="00314e24" style:font-size-asian="14pt" style:font-size-complex="14pt"/>
    </style:style>
    <style:style style:name="P7" style:family="paragraph" style:parent-style-name="Standard">
      <style:text-properties fo:language="en" fo:country="US" officeooo:rsid="00314e24" officeooo:paragraph-rsid="00314e24"/>
    </style:style>
    <style:style style:name="P8" style:family="paragraph" style:parent-style-name="Standard" style:list-style-name="L1">
      <style:text-properties officeooo:paragraph-rsid="00369188"/>
    </style:style>
    <style:style style:name="P9" style:family="paragraph" style:parent-style-name="Standard" style:list-style-name="L1">
      <style:text-properties fo:language="lt" fo:country="LT" officeooo:rsid="000c3ad5" officeooo:paragraph-rsid="00369188"/>
    </style:style>
    <style:style style:name="P10" style:family="paragraph" style:parent-style-name="Standard">
      <style:text-properties fo:language="lt" fo:country="LT" officeooo:rsid="000c3ad5" officeooo:paragraph-rsid="00369188"/>
    </style:style>
    <style:style style:name="P11" style:family="paragraph" style:parent-style-name="Standard">
      <style:text-properties fo:language="lt" fo:country="LT" officeooo:rsid="000c3ad5" officeooo:paragraph-rsid="000a9b90"/>
    </style:style>
    <style:style style:name="P12" style:family="paragraph" style:parent-style-name="Standard">
      <style:text-properties fo:language="lt" fo:country="LT" officeooo:rsid="00314e24" officeooo:paragraph-rsid="00314e24"/>
    </style:style>
    <style:style style:name="P13" style:family="paragraph" style:parent-style-name="Standard">
      <style:text-properties fo:language="lt" fo:country="LT" officeooo:rsid="00349170" officeooo:paragraph-rsid="00349170"/>
    </style:style>
    <style:style style:name="P14" style:family="paragraph" style:parent-style-name="Standard" style:list-style-name="L2">
      <style:text-properties fo:language="lt" fo:country="LT" officeooo:rsid="0031ba9c" officeooo:paragraph-rsid="00314e24"/>
    </style:style>
    <style:style style:name="P15" style:family="paragraph" style:parent-style-name="Standard">
      <style:text-properties fo:language="lt" fo:country="LT" officeooo:rsid="0031ba9c" officeooo:paragraph-rsid="0031ba9c"/>
    </style:style>
    <style:style style:name="P16" style:family="paragraph" style:parent-style-name="Standard" style:list-style-name="L3">
      <style:text-properties fo:language="lt" fo:country="LT" officeooo:rsid="0031ba9c" officeooo:paragraph-rsid="0031ba9c"/>
    </style:style>
    <style:style style:name="P17" style:family="paragraph" style:parent-style-name="Standard" style:list-style-name="L3">
      <style:text-properties fo:language="lt" fo:country="LT" officeooo:rsid="0032d95f" officeooo:paragraph-rsid="0032d95f"/>
    </style:style>
    <style:style style:name="P18" style:family="paragraph" style:parent-style-name="Standard">
      <style:text-properties fo:language="lt" fo:country="LT" officeooo:rsid="00356266" officeooo:paragraph-rsid="00356266"/>
    </style:style>
    <style:style style:name="P19" style:family="paragraph" style:parent-style-name="Standard">
      <style:text-properties fo:language="lt" fo:country="LT" officeooo:rsid="00356266" officeooo:paragraph-rsid="003870c8"/>
    </style:style>
    <style:style style:name="P20" style:family="paragraph" style:parent-style-name="Standard">
      <style:text-properties fo:language="lt" fo:country="LT" officeooo:rsid="00356266" officeooo:paragraph-rsid="0038fb4d"/>
    </style:style>
    <style:style style:name="P21" style:family="paragraph" style:parent-style-name="Standard">
      <style:text-properties fo:language="lt" fo:country="LT" officeooo:rsid="0038fb4d" officeooo:paragraph-rsid="0038fb4d"/>
    </style:style>
    <style:style style:name="P22" style:family="paragraph" style:parent-style-name="Standard">
      <style:text-properties fo:language="lt" fo:country="LT" officeooo:rsid="0038fb4d" officeooo:paragraph-rsid="00394ee6"/>
    </style:style>
    <style:style style:name="P23" style:family="paragraph" style:parent-style-name="Standard">
      <style:text-properties fo:language="lt" fo:country="LT" officeooo:rsid="003a4fd3" officeooo:paragraph-rsid="003a4fd3"/>
    </style:style>
    <style:style style:name="P24" style:family="paragraph" style:parent-style-name="Standard">
      <style:text-properties fo:language="lt" fo:country="LT" fo:font-weight="bold" officeooo:rsid="00356266" officeooo:paragraph-rsid="0038fb4d" style:font-weight-asian="bold" style:font-weight-complex="bold"/>
    </style:style>
    <style:style style:name="P25" style:family="paragraph" style:parent-style-name="Standard">
      <style:text-properties fo:language="lt" fo:country="LT" officeooo:rsid="00405678" officeooo:paragraph-rsid="00405678"/>
    </style:style>
    <style:style style:name="P26" style:family="paragraph" style:parent-style-name="Standard" style:list-style-name="L4">
      <style:text-properties fo:language="lt" fo:country="LT" officeooo:rsid="00405678" officeooo:paragraph-rsid="00405678"/>
    </style:style>
    <style:style style:name="P27" style:family="paragraph" style:parent-style-name="Standard">
      <style:text-properties fo:language="lt" fo:country="LT" officeooo:rsid="0041bcfc" officeooo:paragraph-rsid="0041bcfc"/>
    </style:style>
    <style:style style:name="P28" style:family="paragraph" style:parent-style-name="Standard" style:list-style-name="L2">
      <style:text-properties fo:language="en" fo:country="US" officeooo:rsid="00314e24" officeooo:paragraph-rsid="00314e24"/>
    </style:style>
    <style:style style:name="P29" style:family="paragraph" style:parent-style-name="Standard">
      <style:text-properties fo:language="en" fo:country="US" officeooo:rsid="0031ba9c" officeooo:paragraph-rsid="0031ba9c"/>
    </style:style>
    <style:style style:name="P30" style:family="paragraph" style:parent-style-name="Standard">
      <style:text-properties fo:language="en" fo:country="US" officeooo:rsid="00356266" officeooo:paragraph-rsid="00356266"/>
    </style:style>
    <style:style style:name="P31" style:family="paragraph" style:parent-style-name="Standard">
      <style:text-properties fo:language="en" fo:country="US" officeooo:rsid="00356266" officeooo:paragraph-rsid="003870c8"/>
    </style:style>
    <style:style style:name="P32" style:family="paragraph" style:parent-style-name="Standard">
      <style:text-properties fo:language="en" fo:country="US" officeooo:rsid="00369188" officeooo:paragraph-rsid="00369188"/>
    </style:style>
    <style:style style:name="P33" style:family="paragraph" style:parent-style-name="Standard">
      <style:text-properties fo:language="en" fo:country="US" officeooo:rsid="003b3253" officeooo:paragraph-rsid="003b3253"/>
    </style:style>
    <style:style style:name="P34" style:family="paragraph" style:parent-style-name="Standard">
      <style:text-properties fo:language="en" fo:country="US" officeooo:rsid="003b3253" officeooo:paragraph-rsid="003ecf4a"/>
    </style:style>
    <style:style style:name="P35" style:family="paragraph" style:parent-style-name="Standard" style:list-style-name="L5">
      <style:text-properties officeooo:paragraph-rsid="00405678"/>
    </style:style>
    <style:style style:name="P36" style:family="paragraph" style:parent-style-name="Standard">
      <style:paragraph-properties fo:break-before="page"/>
      <style:text-properties fo:language="en" fo:country="US" officeooo:rsid="00356266" officeooo:paragraph-rsid="00356266"/>
    </style:style>
    <style:style style:name="P37" style:family="paragraph" style:parent-style-name="Standard">
      <style:paragraph-properties fo:break-before="page"/>
      <style:text-properties fo:language="lt" fo:country="LT" officeooo:rsid="00394ee6" officeooo:paragraph-rsid="00394ee6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27935e"/>
    </style:style>
    <style:style style:name="T3" style:family="text">
      <style:text-properties fo:language="lt" fo:country="LT" officeooo:rsid="0031ba9c"/>
    </style:style>
    <style:style style:name="T4" style:family="text">
      <style:text-properties fo:language="lt" fo:country="LT" officeooo:rsid="0032d95f"/>
    </style:style>
    <style:style style:name="T5" style:family="text">
      <style:text-properties fo:language="lt" fo:country="LT" officeooo:rsid="003870c8"/>
    </style:style>
    <style:style style:name="T6" style:family="text">
      <style:text-properties fo:language="lt" fo:country="LT" officeooo:rsid="0038fb4d"/>
    </style:style>
    <style:style style:name="T7" style:family="text">
      <style:text-properties fo:language="lt" fo:country="LT" officeooo:rsid="003ecf4a"/>
    </style:style>
    <style:style style:name="T8" style:family="text">
      <style:text-properties fo:language="lt" fo:country="LT" officeooo:rsid="00405678"/>
    </style:style>
    <style:style style:name="T9" style:family="text">
      <style:text-properties officeooo:rsid="00314e24"/>
    </style:style>
    <style:style style:name="T10" style:family="text">
      <style:text-properties officeooo:rsid="00369188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870c8"/>
    </style:style>
    <style:style style:name="T13" style:family="text">
      <style:text-properties fo:language="en" fo:country="US" officeooo:rsid="00394ee6"/>
    </style:style>
    <style:style style:name="T14" style:family="text">
      <style:text-properties fo:language="en" fo:country="US" officeooo:rsid="003a4fd3"/>
    </style:style>
    <style:style style:name="T15" style:family="text">
      <style:text-properties fo:language="en" fo:country="US" officeooo:rsid="003a7d67"/>
    </style:style>
    <style:style style:name="T16" style:family="text">
      <style:text-properties officeooo:rsid="003870c8"/>
    </style:style>
    <style:style style:name="T17" style:family="text">
      <style:text-properties officeooo:rsid="0038fb4d"/>
    </style:style>
    <style:style style:name="T18" style:family="text">
      <style:text-properties officeooo:rsid="00394ee6"/>
    </style:style>
    <style:style style:name="T19" style:family="text">
      <style:text-properties officeooo:rsid="003a4fd3"/>
    </style:style>
    <style:style style:name="T20" style:family="text">
      <style:text-properties officeooo:rsid="003a7d6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askaita</text:p>
      <text:p text:style-name="P2"/>
      <text:p text:style-name="P2">Laimonas Beniušis, 1410102</text:p>
      <text:p text:style-name="P1"/>
      <text:p text:style-name="P5"><text:span text:style-name="T9">5</text:span> U<text:span text:style-name="T1">žduotis</text:span></text:p>
      <text:p text:style-name="P6">SOM (Self Organizing Map) mokymo algoritmo įgyvendinimas ir jo panaudojimas</text:p>
      <text:p text:style-name="P11"/>
      <text:p text:style-name="P3"/>
      <text:p text:style-name="P7"><text:span text:style-name="T2">P</text:span><text:span text:style-name="T1">rogramos aprašas:</text:span></text:p>
      <text:p text:style-name="P12">JAVA kalba</text:p>
      <text:p text:style-name="P12">3 klasės:</text:p>
      <text:p text:style-name="P12"><text:tab/>SOM (pagrindinis algoritmas)</text:p>
      <text:p text:style-name="P12"><text:tab/>CSVparser (csv tipo bylų skaitytuvas)</text:p>
      <text:p text:style-name="P12"><text:tab/>Vector (klasė grupuoti vektoriams (1xN matricoms) ir duomenims)</text:p>
      <text:p text:style-name="P13">test.<text:span text:style-name="T19">java</text:span> kuri <text:span text:style-name="T19">aprašo</text:span> 3 SOM naudojimo atvejus</text:p>
      <text:p text:style-name="P23">Jeigu norite matyti visą SOM mokymo procesą, pakeisti sukurto SOM <text:span text:style-name="T11">objekto </text:span>parametrą trace <text:span text:style-name="T11">= true</text:span></text:p>
      <text:p text:style-name="P12"/>
      <text:p text:style-name="P12">SOM algoritmas:</text:p>
      <text:p text:style-name="P12">Inicializacija:</text:p>
      <text:list xml:id="list5636390263955971612" text:style-name="L2">
        <text:list-item>
          <text:p text:style-name="P14">Pasirinkti neuronų skaičių</text:p>
        </text:list-item>
        <text:list-item>
          <text:p text:style-name="P28"><text:span text:style-name="T1">Nustatyti visiems neuronams atsitiktinius </text:span><text:span text:style-name="T3">svorius</text:span></text:p>
        </text:list-item>
      </text:list>
      <text:p text:style-name="P15">Mokymas:</text:p>
      <text:list xml:id="list6657418472570181536" text:style-name="L3">
        <text:list-item>
          <text:p text:style-name="P16">Pasirinkti 1 iš įvedimo vektorių</text:p>
        </text:list-item>
        <text:list-item>
          <text:p text:style-name="P16">Pamatuoti Euklido atstumą su visai neuronais, tokiu būdu rasti artimiausią</text:p>
        </text:list-item>
        <text:list-item>
          <text:p text:style-name="P16">Artimiausio neurono svorius pakoreguoti, kad jis priartėtų prie įvedimo vektoriaus</text:p>
        </text:list-item>
        <text:list-item>
          <text:p text:style-name="P16">Pakoreguoti artimiausio neurono kaimynus</text:p>
        </text:list-item>
        <text:list-item>
          <text:p text:style-name="P17">Pamažinti daugiklius, kurie turi įtaką svorių keitimui</text:p>
        </text:list-item>
        <text:list-item>
          <text:p text:style-name="P16">Kartoti</text:p>
        </text:list-item>
      </text:list>
      <text:p text:style-name="P12"/>
      <text:p text:style-name="P29"><text:span text:style-name="T4">Kaimynų svorių kaita priklauso nuo atstumo</text:span><text:span text:style-name="T1">, kuris mažėja nuo iteracijų skaičiaus. Taip pat tolimesni kaimynai yra koreguojami mažiau negu artimesni. </text:span><text:span text:style-name="T4">Atstumas tarp kaimynų yra skaičiuojamas kaip Manhattan atstumas lentoje (4-connectivity). Detalesnį aprašą (įgyvendinimą) galite rasti programos kode.</text:span></text:p>
      <text:p text:style-name="P29"><text:span text:style-name="T4"/></text:p>
      <text:p text:style-name="P32"><text:span text:style-name="T4">M</text:span><text:span text:style-name="T1">okymo iteracija – įvedimo vektoriaus pasirinkimas ir neuronų svorių adaptavimas pagal jį.<text:line-break/></text:span><text:span text:style-name="T17">Taip pat galima SOM mokyti su visais </text:span><text:span text:style-name="T6">į</text:span><text:span text:style-name="T17">vedimo vektoriais X kart</text:span><text:span text:style-name="T6">ų. Tuomet X būtų epochų skaičius.</text:span></text:p>
      <text:p text:style-name="P36"><text:span text:style-name="T4">G</text:span><text:span text:style-name="T1">auti rezultatai</text:span></text:p>
      <text:p text:style-name="P32"><text:span text:style-name="T1">Mokymo iteracijų kiekis – 1000</text:span></text:p>
      <text:p text:style-name="P32"><text:span text:style-name="T1">Kiekvienos iteracijos metu, svorių pokytis sumažėja 1% </text:span>(decay<text:span text:style-name="T7">Rate</text:span> = 0.99)</text:p>
      <text:p text:style-name="P10">Analizei naudojami duomenys - Irisų <text:span text:style-name="T9">duomenų byla</text:span>. <text:span text:style-name="T12">(120 </text:span><text:span text:style-name="T16">įrašų, 40 kiekvienos klasės)</text:span></text:p>
      <text:p text:style-name="P21">Duomenys yra normalizuojami [0;1] intervale</text:p>
      <text:p text:style-name="P10">Duomenų klasės:</text:p>
      <text:list xml:id="list8633353128977357018" text:style-name="L1">
        <text:list-item>
          <text:p text:style-name="P8"><text:s/>Iris-setosa</text:p>
        </text:list-item>
        <text:list-item>
          <text:p text:style-name="P9"><text:s/>Iris-versicolor</text:p>
        </text:list-item>
        <text:list-item>
          <text:p text:style-name="P9"><text:s/>Iris-virginica</text:p>
        </text:list-item>
      </text:list>
      <text:p text:style-name="P30"><text:span text:style-name="T1"/></text:p>
      <text:p text:style-name="P32"><text:span text:style-name="T1">Klusterizavimas 10x10</text:span></text:p>
      <text:p text:style-name="P30"><draw:frame draw:style-name="fr1" draw:name="Object1" text:anchor-type="char" svg:x="-0.051cm" svg:y="0.31cm" svg:width="5.433cm" svg:height="4.51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30"><text:span text:style-name="T1"><text:tab/><text:tab/></text:span><text:span text:style-name="T5">Gautos paklaidos:<text:tab/></text:span></text:p>
      <text:p text:style-name="P31"><text:span text:style-name="T5"><text:tab/><text:tab/><text:tab/>Kvantavimo:<text:tab/>0.07946</text:span></text:p>
      <text:p text:style-name="P19"><text:tab/><text:tab/><text:tab/><text:span text:style-name="T16">Topologinė:<text:tab/>0.2</text:span></text:p>
      <text:p text:style-name="P19"/>
      <text:p text:style-name="P19"/>
      <text:p text:style-name="P19"><text:line-break/><text:line-break/><text:line-break/><text:line-break/><text:line-break/><text:span text:style-name="T16">Klusterizavimas 5x5</text:span></text:p>
      <text:p text:style-name="P19"><draw:frame draw:style-name="fr1" draw:name="Object2" text:anchor-type="char" svg:x="0.242cm" svg:y="0.415cm" svg:width="2.718cm" svg:height="2.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9"><text:tab/><text:line-break/><text:tab/><text:tab/><text:span text:style-name="T16">Gautos paklaidos:</text:span></text:p>
      <text:p text:style-name="P19"><text:tab/><text:tab/><text:tab/><text:span text:style-name="T16">Kvantavimo:<text:tab/>0.10</text:span><text:span text:style-name="T12">3759</text:span></text:p>
      <text:p text:style-name="P20"><text:tab/><text:tab/><text:tab/><text:span text:style-name="T16">Topologinė:<text:tab/></text:span><text:span text:style-name="T12">0.1</text:span></text:p>
      <text:p text:style-name="P20"><text:span text:style-name="T12"/></text:p>
      <text:p text:style-name="P24"/>
      <text:p text:style-name="P22">Po 500 iteracijų „decay“ parametras tampa &lt;0.007, todėl didelių pokyčių po 500-os iteracijos nėra, todėl verta sumažinti iteracijų limitą pusiau.</text:p>
      <text:p text:style-name="P27">Žinoma, su mažai iteracijų, SOM neįsisavina duomenų klusterių.</text:p>
      <text:p text:style-name="P22"/>
      <text:p text:style-name="P23">Taip pat galima analogiškai klusterizuoti testavimo (naujus, nematytus) duomenis.</text:p>
      <text:p text:style-name="P23"/>
      <text:p text:style-name="P25">Rezultatams turi įtakos:</text:p>
      <text:list xml:id="list5069741099657997647" text:style-name="L4">
        <text:list-item>
          <text:p text:style-name="P26">Neuronų skaičius</text:p>
        </text:list-item>
        <text:list-item>
          <text:p text:style-name="P26">Iteracijų skaičius</text:p>
        </text:list-item>
        <text:list-item>
          <text:p text:style-name="P26">decayRate</text:p>
        </text:list-item>
      </text:list>
      <text:p text:style-name="P25">Rezultatams neturi įtakos:</text:p>
      <text:list xml:id="list6155030200079161937" text:style-name="L5">
        <text:list-item>
          <text:p text:style-name="P35"><text:span text:style-name="T8">Pradinių neuronų svorių reikšmės (su 0 ar su 1 buvo gauti panašaus tikslumo klusteriai)</text:span></text:p>
        </text:list-item>
      </text:list>
      <text:p text:style-name="P37">SOM naudojimas duomenų klasifikavimui</text:p>
      <text:p text:style-name="P22"/>
      <text:p text:style-name="P22"><text:span text:style-name="T18">SOM gali būti naudojamas duomenų įrašų atskirimui į klases.</text:span></text:p>
      <text:p text:style-name="P22"><text:span text:style-name="T18">SOM apmokomas su 120 Irisų įrašų </text:span><text:span text:style-name="T15">ir</text:span><text:span text:style-name="T18"> pats atskiria juos į klases (klusterius).</text:span></text:p>
      <text:p text:style-name="P22"><text:span text:style-name="T18">Šiuo atveju SOM turi tik tiek neuronų, kiek yra duomenų klasių (3), </text:span><text:span text:style-name="T14">tod</text:span><text:span text:style-name="T19">ėl nėra prasmės </text:span><text:span text:style-name="T15">iteracijos metu </text:span><text:span text:style-name="T19">keisti jo kaimynų. Taip pat inicializacijos metu nereikėtų nenaudoti atsitiktinų svorių, nes gali būti kad jie mažai skirsis ir klaidingai neatskirs 3 klasių, o tik pvz 2. </text:span><text:span text:style-name="T15">(Pasitaik</text:span><text:span text:style-name="T20">ė toks atvejis)</text:span></text:p>
      <text:p text:style-name="P22"><text:span text:style-name="T12"/></text:p>
      <text:p text:style-name="P22"><text:span text:style-name="T18">Kada SOM yra apmokytas, suvedami nauji (nematyti) testavimo duomenys </text:span><text:span text:style-name="T13">(30 </text:span><text:span text:style-name="T18">įrašų) ir SOM priskiria jiems klusterį. Jeigu testavimo įrašo klasės sutampa su SOM skirtu klusteriu, tada SOM teisingai priskyrė klusterį. </text:span></text:p>
      <text:p text:style-name="P33">Iteraci<text:span text:style-name="T1">ų skaičius – 1000</text:span></text:p>
      <text:p text:style-name="P34"><text:span text:style-name="T10">decay</text:span><text:span text:style-name="T7">Rate</text:span><text:span text:style-name="T1"> – 0.99</text:span></text:p>
      <text:p text:style-name="P22"><text:span text:style-name="T12"/></text:p>
      <text:p text:style-name="P22"><draw:frame draw:style-name="fr1" draw:name="Object3" text:anchor-type="char" svg:x="0.072cm" svg:y="0.111cm" svg:width="1.087cm" svg:height="13.548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2"/></text:p>
      <text:p text:style-name="P22"><text:span text:style-name="T12"><text:tab/></text:span><text:span text:style-name="T18">Kaip matome, SOM padarė 4 klaidas (nesutampa klusterio-klasės poros reikšmės)<text:line-break/><text:tab/>Klusteriai gali išsidėstyti ir kitaip, todėl naudotojui reikia interpretuoti rezultatą naudojant <text:tab/>SOM kaip klasifikavimo įrankį.</text:span></text:p>
      <text:p text:style-name="P22"/>
      <text:p text:style-name="P22"><text:span text:style-name="T12"><text:line-break/></text:span></text:p>
      <text:p text:style-name="P19"><text:span text:style-name="T12"/></text:p>
      <text:p text:style-name="P19"><text:span text:style-name="T12"/></text:p>
      <text:p text:style-name="P19"/>
      <text:p text:style-name="P1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2:12:54.683000000</meta:creation-date>
    <dc:date>2017-05-31T12:33:41.472000000</dc:date>
    <meta:editing-duration>PT2H48M49S</meta:editing-duration>
    <meta:editing-cycles>41</meta:editing-cycles>
    <meta:generator>LibreOffice/5.2.0.4$Windows_x86 LibreOffice_project/066b007f5ebcc236395c7d282ba488bca6720265</meta:generator>
    <meta:document-statistic meta:table-count="0" meta:image-count="0" meta:object-count="3" meta:page-count="3" meta:paragraph-count="60" meta:word-count="437" meta:character-count="3214" meta:non-whitespace-character-count="28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2" table:number-columns-repeated="10" table:default-cell-style-name="Default"/>
        <table:table-row table:style-name="ro1" table:number-rows-repeated="18">
          <table:table-cell table:number-columns-repeated="23"/>
        </table:table-row>
        <table:table-row table:style-name="ro1">
          <table:table-cell table:number-columns-repeated="1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13"/>
          <table:table-cell table:number-columns-repeated="4" office:value-type="string" calcext:value-type="string">
            <text:p><text:s/>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table:number-columns-repeated="9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1:38:09.5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number-columns-repeated="5" table:default-cell-style-name="Default"/>
        <table:table-row table:style-name="ro1" table:number-rows-repeated="42">
          <table:table-cell table:number-columns-repeated="19"/>
        </table:table-row>
        <table:table-row table:style-name="ro1">
          <table:table-cell table:number-columns-repeated="14"/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1:42:17.1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column table:style-name="co2" table:number-columns-repeated="2" table:default-cell-style-name="Default"/>
        <table:table-row table:style-name="ro1" table:number-rows-repeated="23">
          <table:table-cell table:number-columns-repeated="28"/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2:02:33.8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